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4000002325FE266F9.png" manifest:media-type=""/>
  <manifest:file-entry manifest:full-path="Pictures/10000000000001F200000234BA630E82.png" manifest:media-type=""/>
  <manifest:file-entry manifest:full-path="Pictures/100000000000030B00000212C7D023CA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ad84" officeooo:paragraph-rsid="0012ad84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-JRE ve JDK nın değiştilmesi</text:p>
      <text:p text:style-name="P1"/>
      <text:p text:style-name="P1"><draw:frame draw:style-name="fr1" draw:name="Resim 1" text:anchor-type="as-char" svg:width="16.591cm" svg:height="11.285cm" draw:z-index="0"><draw:image xlink:href="Pictures/100000000000030B00000212C7D023CA.png" xlink:type="simple" xlink:show="embed" xlink:actuate="onLoad"/></draw:frame></text:p>
      <text:p text:style-name="P1"/>
      <text:p text:style-name="P1"><text:soft-page-break/><draw:frame draw:style-name="fr1" draw:name="Resim 4" text:anchor-type="as-char" svg:width="13.18cm" svg:height="14.928cm" draw:z-index="1"><draw:image xlink:href="Pictures/10000000000001F200000234BA630E8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draw:frame draw:style-name="fr1" draw:name="Resim 7" text:anchor-type="as-char" svg:width="13.227cm" svg:height="14.88cm" draw:z-index="2"><draw:image xlink:href="Pictures/10000000000001F4000002325FE266F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4-14T15:04:49.450736468</meta:creation-date>
    <dc:date>2014-04-14T15:06:52.076012262</dc:date>
    <dc:creator>sertac </dc:creator>
    <meta:editing-duration>PT59S</meta:editing-duration>
    <meta:editing-cycles>3</meta:editing-cycles>
    <meta:generator>LibreOffice/4.1.2.3$Linux_X86_64 LibreOffice_project/410m0$Build-3</meta:generator>
    <meta:document-statistic meta:table-count="0" meta:image-count="3" meta:object-count="0" meta:page-count="3" meta:paragraph-count="4" meta:word-count="5" meta:character-count="29" meta:non-whitespace-character-count="25"/>
  </office:meta>
</office:document-meta>
</file>